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60aae8" officeooo:paragraph-rsid="001ed4c0"/>
    </style:style>
    <style:style style:name="P2" style:family="paragraph" style:parent-style-name="Standard">
      <style:text-properties style:font-name="Liberation Sans" officeooo:rsid="0060aae8" officeooo:paragraph-rsid="0050f218"/>
    </style:style>
    <style:style style:name="P3" style:family="paragraph" style:parent-style-name="Standard">
      <style:text-properties style:font-name="Liberation Sans" officeooo:rsid="0060aae8" officeooo:paragraph-rsid="00538690"/>
    </style:style>
    <style:style style:name="P4" style:family="paragraph" style:parent-style-name="Standard">
      <style:paragraph-properties fo:break-before="page"/>
      <style:text-properties style:font-name="Liberation Sans" officeooo:rsid="003bd48a" officeooo:paragraph-rsid="00672656"/>
    </style:style>
    <style:style style:name="P5" style:family="paragraph" style:parent-style-name="Standard" style:master-page-name="">
      <style:paragraph-properties fo:orphans="0" fo:widows="0" style:page-number="auto"/>
      <style:text-properties officeooo:paragraph-rsid="00245f98"/>
    </style:style>
    <style:style style:name="P6" style:family="paragraph">
      <loext:graphic-properties draw:fill="none" draw:fill-color="#ffffff"/>
      <style:paragraph-properties style:writing-mode="lr-tb"/>
      <style:text-properties fo:color="#800000" loext:opacity="100%" style:font-name="Liberation Sans" fo:font-size="11pt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  <style:text-properties fo:color="#800000" loext:opacity="100%" style:font-name="Liberation Sans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none" style:vertical-pos="from-top" style:horizontal-pos="from-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entries" text:anchor-type="as-char" svg:y="0in" svg:width="2.75in" svg:height="2in" draw:z-index="0"><draw:text-box><text:p text:style-name="P4"><draw:frame text:anchor-type="as-char" svg:y="-0.1437in" draw:z-index="1" draw:name="korb.kunde.lieferAdresszeilen.0" draw:style-name="gr1" draw:text-style-name="P7" svg:width="2.2122in" svg:height="0.1925in"><draw:text-box><text:p><text:span text:style-name="T2">Kundebezeichnung</text:span></text:p></draw:text-box></draw:frame></text:p><text:p text:style-name="P1"><draw:frame text:anchor-type="as-char" svg:y="-0.1437in" draw:z-index="2" draw:name="korb.kunde.lieferAdresszeilen.1" draw:style-name="gr1" draw:text-style-name="P6" svg:width="2.2343in" svg:height="0.1925in"><draw:text-box><text:p><text:span text:style-name="T1">Adresszusatz</text:span></text:p></draw:text-box></draw:frame></text:p><text:p text:style-name="P2"><draw:frame text:anchor-type="as-char" svg:y="-0.1437in" draw:z-index="3" draw:name="korb.kunde.lieferAdresszeilen.2" draw:style-name="gr1" draw:text-style-name="P6" svg:width="2.2343in" svg:height="0.1925in"><draw:text-box><text:p><text:span text:style-name="T1">Strasse und Nummer</text:span></text:p></draw:text-box></draw:frame></text:p><text:p text:style-name="P3"><draw:frame text:anchor-type="as-char" svg:y="-0.1437in" draw:z-index="4" draw:name="korb.kunde.lieferAdresszeilen.3" draw:style-name="gr1" draw:text-style-name="P6" svg:width="2.2343in" svg:height="0.1925in"><draw:text-box><text:p><text:span text:style-name="T1">PLZ Ort</text:span></text:p></draw:text-box></draw:frame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85in" fo:margin-bottom="0.85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Rawyler</meta:initial-creator>
    <meta:creation-date>2017-04-25T13:43:53.242893889</meta:creation-date>
    <dc:date>2021-03-22T16:58:27.334610005</dc:date>
    <meta:editing-duration>P1DT4H26M42S</meta:editing-duration>
    <meta:editing-cycles>39</meta:editing-cycles>
    <meta:generator>LibreOffice/7.0.3.1$Linux_X86_64 LibreOffice_project/00$Build-1</meta:generator>
    <meta:document-statistic meta:table-count="0" meta:image-count="0" meta:object-count="0" meta:page-count="1" meta:paragraph-count="5" meta:word-count="0" meta:character-count="0" meta:non-whitespace-character-count="0"/>
  </office:meta>
</office:document-meta>
</file>